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4.309cm" fo:margin-left="0.328cm" fo:margin-right="2.364cm" table:align="margins"/>
    </style:style>
    <style:style style:name="表格1.A" style:family="table-column">
      <style:table-column-properties style:column-width="14.309cm" style:rel-column-width="8112*"/>
    </style:style>
    <style:style style:name="表格1.A1" style:family="table-cell">
      <style:table-cell-properties fo:padding="0.097cm" fo:border="0.002cm solid #333333"/>
    </style:style>
    <style:style style:name="表格2" style:family="table">
      <style:table-properties style:width="14.115cm" table:align="margins"/>
    </style:style>
    <style:style style:name="表格2.A" style:family="table-column">
      <style:table-column-properties style:column-width="3.528cm" style:rel-column-width="16383*"/>
    </style:style>
    <style:style style:name="表格2.B" style:family="table-column">
      <style:table-column-properties style:column-width="3.53cm" style:rel-column-width="1638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D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4" style:family="table-row">
      <style:table-row-properties style:min-row-height="0.974cm"/>
    </style:style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Table_20_Contents">
      <style:text-properties style:language-asian="zh" style:country-asian="CN"/>
    </style:style>
    <style:style style:name="P3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4" style:family="paragraph" style:parent-style-name="Text_20_body">
      <style:paragraph-properties fo:text-align="center" style:justify-single-word="false"/>
      <style:text-properties fo:color="#000000"/>
    </style:style>
    <style:style style:name="P5" style:family="paragraph" style:parent-style-name="Text_20_body">
      <style:paragraph-properties fo:text-align="center" style:justify-single-word="false"/>
      <style:text-properties fo:color="#000000" style:font-name-asian="¿¬Ìå_GB2312" style:font-size-asian="11pt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fo:color="#000000" style:font-name="Arial Black" fo:font-size="8pt"/>
    </style:style>
    <style:style style:name="T1" style:family="text">
      <style:text-properties style:font-name-asian="ËÎÌå" style:font-size-asian="15pt" style:language-asian="zh" style:country-asian="CN"/>
    </style:style>
    <style:style style:name="T2" style:family="text">
      <style:text-properties style:font-name="ËÎÌå" fo:font-size="15pt"/>
    </style:style>
    <style:style style:name="T3" style:family="text">
      <style:text-properties style:font-name="ËÎÌå" fo:font-size="15pt" style:language-asian="zh" style:country-asian="CN"/>
    </style:style>
    <style:style style:name="T4" style:family="text">
      <style:text-properties style:font-name="ËÎÌå" fo:font-size="15pt" style:font-name-asian="ËÎÌå" style:font-size-asian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[repeatIn(objects,'o')]]</text:p>
            <text:p text:style-name="P5"><text:span text:style-name="T2">深圳市牧泰莱电路技术有限公司</text:span></text:p>
            <text:p text:style-name="P6">SHENZHEN MULTILAYER PCB TECHNOLOGY CO.,LTD.</text:p>
            <text:p text:style-name="P4"><text:span text:style-name="T4">外箱标签</text:span><text:span text:style-name="T2">/QC PASS</text:span></text:p>
            <table:table table:name="表格2" table:style-name="表格2">
              <table:table-column table:style-name="表格2.A"/>
              <table:table-column table:style-name="表格2.B" table:number-columns-repeated="3"/>
              <table:table-row>
                <table:table-cell table:style-name="表格2.A1" office:value-type="string">
                  <text:p text:style-name="P3">客户代号：</text:p>
                  <text:p text:style-name="P3">Customer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>档案号：</text:p>
                  <text:p text:style-name="P3">File No.</text:p>
                </table:table-cell>
                <table:table-cell table:style-name="表格2.D1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3">零件号：</text:p>
                  <text:p text:style-name="P3">Part NO</text:p>
                </table:table-cell>
                <table:table-cell table:style-name="表格2.A2" office:value-type="string">
                  <text:p text:style-name="P3"/>
                </table:table-cell>
                <table:table-cell table:style-name="表格2.A2" office:value-type="string">
                  <text:p text:style-name="P3">生产批次号：</text:p>
                  <text:p text:style-name="P3">Production No.</text:p>
                </table:table-cell>
                <table:table-cell table:style-name="表格2.D2" office:value-type="string">
                  <text:p text:style-name="P3"/>
                </table:table-cell>
              </table:table-row>
              <table:table-row>
                <table:table-cell table:style-name="表格2.A2" office:value-type="string">
                  <text:p text:style-name="P3">物料编码：</text:p>
                  <text:p text:style-name="P3">Order No.</text:p>
                </table:table-cell>
                <table:table-cell table:style-name="表格2.A2" office:value-type="string">
                  <text:p text:style-name="P3"/>
                </table:table-cell>
                <table:table-cell table:style-name="表格2.A2" office:value-type="string">
                  <text:p text:style-name="P3">订单批次号：</text:p>
                  <text:p text:style-name="P3">Order Batch NO.</text:p>
                </table:table-cell>
                <table:table-cell table:style-name="表格2.D2" office:value-type="string">
                  <text:p text:style-name="P3"/>
                </table:table-cell>
              </table:table-row>
              <table:table-row table:style-name="表格2.4">
                <table:table-cell table:style-name="表格2.A2" office:value-type="string">
                  <text:p text:style-name="P3">数 量：</text:p>
                  <text:p text:style-name="P3"/>
                </table:table-cell>
                <table:table-cell table:style-name="表格2.A2" table:number-rows-spanned="2" office:value-type="string">
                  <text:p text:style-name="P3"/>
                </table:table-cell>
                <table:table-cell table:style-name="表格2.A2" office:value-type="string">
                  <text:p text:style-name="P3">日 <text:s/>期：</text:p>
                  <text:p text:style-name="P3"/>
                </table:table-cell>
                <table:table-cell table:style-name="表格2.D2" table:number-rows-spanned="2" office:value-type="string">
                  <text:p text:style-name="P3"/>
                </table:table-cell>
              </table:table-row>
              <table:table-row table:style-name="表格2.4">
                <table:table-cell table:style-name="表格2.A2" office:value-type="string">
                  <text:p text:style-name="P3">Q t y</text:p>
                </table:table-cell>
                <table:covered-table-cell/>
                <table:table-cell table:style-name="表格2.A2" office:value-type="string">
                  <text:p text:style-name="P3">The Date</text:p>
                </table:table-cell>
                <table:covered-table-cell/>
              </table:table-row>
              <table:table-row table:style-name="表格2.4">
                <table:table-cell table:style-name="表格2.A2" office:value-type="string">
                  <text:p text:style-name="P3">包 装 员：</text:p>
                  <text:p text:style-name="P3"/>
                </table:table-cell>
                <table:table-cell table:style-name="表格2.A2" table:number-rows-spanned="2" office:value-type="string">
                  <text:p text:style-name="P3"/>
                </table:table-cell>
                <table:table-cell table:style-name="表格2.A2" office:value-type="string">
                  <text:p text:style-name="P3">包装日期：</text:p>
                  <text:p text:style-name="P3"/>
                </table:table-cell>
                <table:table-cell table:style-name="表格2.D2" table:number-rows-spanned="2" office:value-type="string">
                  <text:p text:style-name="P3"/>
                </table:table-cell>
              </table:table-row>
              <table:table-row table:style-name="表格2.4">
                <table:table-cell table:style-name="表格2.A2" office:value-type="string">
                  <text:p text:style-name="P3">Packager</text:p>
                </table:table-cell>
                <table:covered-table-cell/>
                <table:table-cell table:style-name="表格2.A2" office:value-type="string">
                  <text:p text:style-name="P3">The Date</text:p>
                </table:table-cell>
                <table:covered-table-cell/>
              </table:table-row>
              <table:table-row table:style-name="表格2.4">
                <table:table-cell table:style-name="表格2.A2" office:value-type="string">
                  <text:p text:style-name="P3">周 <text:s/>期</text:p>
                  <text:p text:style-name="P3">date code</text:p>
                </table:table-cell>
                <table:table-cell table:style-name="表格2.D2" table:number-columns-spanned="3" office:value-type="string">
                  <text:p text:style-name="P3"/>
                </table:table-cell>
                <table:covered-table-cell/>
                <table:covered-table-cell/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1T11:19:23.60</meta:creation-date>
    <dc:date>2013-01-11T11:39:05.18</dc:date>
    <dc:creator>wang sheng wang</dc:creator>
    <meta:editing-duration>PT2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1" meta:paragraph-count="26" meta:word-count="65" meta:character-count="247"/>
  </office:meta>
</office:document-meta>
</file>